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11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9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8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6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5-1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4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5-03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10-3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9-0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8-0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7-0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5-13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4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3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3-0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4-01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11-0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9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8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6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5-2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5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3-1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2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3-01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11-1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10-2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8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6-1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5-2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4-2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2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2-01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11-1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9-2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8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7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6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5-2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4-22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3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1-02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0-12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0-10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0-07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0-06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20-01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12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10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9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7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6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5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4-1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3-1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9-02-14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12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11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10-0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8-3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7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6-2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6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4-1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3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3-0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8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12-2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11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10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9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7-1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6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5-2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4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3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2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2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7-01-04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1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10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9-2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7-2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6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4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3-1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6-01-2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5-04-1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5-03-2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5-01-2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12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10-30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10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8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7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6-2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5-2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4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3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4-02-24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12-2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11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10-24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9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8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7-2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6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5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4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3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2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3-01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12-3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11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10-23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9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8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7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6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5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4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3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2-01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12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11-3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10-31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9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8-1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7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6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5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4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2-24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1-01-1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12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11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10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9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8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7-2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6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5-2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4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4-0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4-01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2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10-01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11-1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10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8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7-1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6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4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3-1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2-1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9-01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12-2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11-1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10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9-16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7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6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5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4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3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3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8-01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12-1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11-15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10-1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9-21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8-2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6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5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5-02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3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2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7-01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12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11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9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8-1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7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6-1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5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4-2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3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3-0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6-01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12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11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10-2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9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8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7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6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6-0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4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3-1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5-01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12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11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10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9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8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7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6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5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4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3-1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2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4-01-2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11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9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7-1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6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5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4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3-1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2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3-01-1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12-3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11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10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9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8-0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7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5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4-2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3-2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2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2-01-1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12-2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1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9-1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7-2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6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5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4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3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2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1-01-1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12-1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11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10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9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8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7-20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6-1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5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4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3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2000-02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12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11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9-2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8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7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6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5-1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4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3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9-0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12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11-1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10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9-2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8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7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6-2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5-2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4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3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2-2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8-01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12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11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10-22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9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8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7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6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5-2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3-1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2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7-01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6-12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6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6-06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6-03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6-0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11-2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09-1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05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03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5-02-02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12-1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10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9-2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8-2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7-2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6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6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4-1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3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2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1-2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4-01-1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12-2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11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10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9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8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7-1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6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5-13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4-2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3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2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1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3-01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11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10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9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8-2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7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6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5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4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3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2-21 1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2-01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12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11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10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9-1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8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7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6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5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4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3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2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1-01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12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10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9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7-1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6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4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4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2-2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9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11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10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8-21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7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6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5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4-1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3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9-01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12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1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10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9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8-1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7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6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5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4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3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2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8-01-2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12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11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10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10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08-3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07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7-04-0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6-12-2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6-09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6-06-0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6-04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5-12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5-09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5-04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5-04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5-01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4-09-1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4-06-1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4-03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3-12-2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3-09-1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3-07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3-03-22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3-01-1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9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7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3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7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4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3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5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6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4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4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8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048073412602</text:p>
          </table:table-cell>
          <table:table-cell office:value-type="string" calcext:value-type="string">
            <text:p>N <text:s text:c="4"/>9. 1</text:p>
          </table:table-cell>
          <table:table-cell office:value-type="string" calcext:value-type="string">
            <text:p>193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58" meta:object-count="0"/>
    <meta:user-defined meta:name="AppVersion">3.0</meta:user-defined>
  </office:meta>
</office:document-meta>
</file>